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kiwi=5</text:p>
      <text:p text:style-name="Standard">undefined</text:p>
      <text:p text:style-name="Standard">const pera=2</text:p>
      <text:p text:style-name="Standard">undefined</text:p>
      <text:p text:style-name="Standard">const uva=4</text:p>
      <text:p text:style-name="Standard">undefined</text:p>
      <text:p text:style-name="Standard">(kiwi*2)+(pera*3)+(uva/2)</text:p>
      <text:p text:style-name="Standard">1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09:34:59.209834126</meta:creation-date>
    <dc:date>2020-06-15T09:35:36.461240628</dc:date>
    <meta:editing-duration>PT37S</meta:editing-duration>
    <meta:editing-cycles>1</meta:editing-cycles>
    <meta:document-statistic meta:table-count="0" meta:image-count="0" meta:object-count="0" meta:page-count="1" meta:paragraph-count="8" meta:word-count="11" meta:character-count="89" meta:non-whitespace-character-count="86"/>
    <meta:generator>LibreOffice/6.4.3.2$Linux_X86_64 LibreOffice_project/40$Build-2</meta:generator>
  </office:meta>
</office:document-meta>
</file>